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anim" style:family="table">
      <style:table-properties style:width="17cm" table:align="margins"/>
    </style:style>
    <style:style style:name="nanim.A" style:family="table-column">
      <style:table-column-properties style:column-width="5.666cm" style:rel-column-width="21840*"/>
    </style:style>
    <style:style style:name="nanim.B" style:family="table-column">
      <style:table-column-properties style:column-width="7.25cm" style:rel-column-width="27946*"/>
    </style:style>
    <style:style style:name="nanim.C" style:family="table-column">
      <style:table-column-properties style:column-width="4.085cm" style:rel-column-width="15749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C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fo:language="ru" fo:country="RU" style:font-size-asian="11pt" style:font-size-complex="11pt"/>
    </style:style>
    <style:style style:name="P2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Times New Roman" fo:font-size="6.5pt" fo:font-style="normal" fo:text-shadow="none" style:text-underline-style="none" fo:font-weight="normal" style:font-name-asian="Times New Roman" style:font-size-asian="6.5pt" style:font-style-asian="normal" style:font-weight-asian="normal" style:font-name-complex="Times New Roman" style:font-size-complex="6.5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font-name="Times New Roman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font-name="Times New Roman"/>
    </style:style>
    <style:style style:name="P20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language="ru" fo:country="RU"/>
    </style:style>
    <style:style style:name="T9" style:family="text">
      <style:text-properties style:font-name-asian="Tahoma" style:font-name-complex="Tahoma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language="en" fo:country="US" style:font-size-asian="11pt" style:font-size-complex="11pt"/>
    </style:style>
    <style:style style:name="T12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weight="bold" style:font-size-asian="11pt" style:font-weight-asian="bold" style:font-size-complex="11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="Times New Roman" fo:font-size="11pt" style:font-size-asian="11.5500001907349pt" style:font-size-complex="13.1999998092651pt"/>
    </style:style>
    <style:style style:name="T17" style:family="text">
      <style:text-properties style:font-name="Times New Roman" fo:font-size="11pt" fo:language="en" fo:country="US" style:font-size-asian="11pt" style:font-size-complex="11pt"/>
    </style:style>
    <style:style style:name="T18" style:family="text">
      <style:text-properties style:font-name="Times New Roman" fo:font-size="12pt" style:font-size-asian="12pt" style:font-size-complex="12pt"/>
    </style:style>
    <style:style style:name="T19" style:family="text">
      <style:text-properties style:font-name="Times New Roman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ОГЛАШЕНИЕ</text:p>
      <text:p text:style-name="P6">к договору № $<text:span text:style-name="T11">registration_num</text:span>$ <text:span text:style-name="T8">коммерческого</text:span> найма жилого помещения от $<text:span text:style-name="T11">registration_date</text:span>$</text:p>
      <text:p text:style-name="P14"/>
      <text:p text:style-name="P8">Иркутская область, город Братск, <text:span text:style-name="T1">$</text:span><text:span text:style-name="T12">registration_date_str</text:span><text:span text:style-name="T1">$</text:span></text:p>
      <text:p text:style-name="P7">$<text:span text:style-name="T14">committee_name</text:span>$, $<text:span text:style-name="T14">in_face_of</text:span>$, далее - Наймодатель, с одной стороны, и гражданин (ка) </text:p>
      <text:p text:style-name="P21"><text:span text:style-name="T1">$</text:span><text:span text:style-name="T15">tenant_snp</text:span><text:span text:style-name="T1">$, $</text:span><text:span text:style-name="T15">tenant_date_of_birth</text:span><text:span text:style-name="T1">$</text:span></text:p>
      <text:p text:style-name="P22">(ФИО полностью, дата рождения)</text:p>
      <text:p text:style-name="P7">далее<text:span text:style-name="T1"> - </text:span>Наниматель, с другой стороны, далее — Стороны, заключили Соглашение о нижеследующем:</text:p>
      <text:p text:style-name="P19"/>
      <text:p text:style-name="P8">1. Предмет Соглашения.</text:p>
      <text:p text:style-name="P7"><text:tab/>$<text:span text:style-name="T14">agreement_content</text:span>$</text:p>
      <text:p text:style-name="P10"><text:span text:style-name="T2"><text:tab/>1.2. </text:span><text:span text:style-name="T2">Настоящее Соглашение составлено в 2-х экземплярах, имеющих одинаковую юридическую силу, по одному для каждой из Сторон и вступает в силу с момента его подписания</text:span>.</text:p>
      <text:p text:style-name="Standard"/>
      <text:p text:style-name="P3">2. Юридические адреса Сторон.</text:p>
      <text:p text:style-name="Standard"/>
      <text:p text:style-name="P12"><text:span text:style-name="T3">Наймодатель</text:span>: </text:p>
      <text:p text:style-name="P9"><text:span text:style-name="T14">$committee_name$</text:span>, 665708, город Братск, жилой район Центральный, проспект Ленина 37</text:p>
      <text:p text:style-name="Standard"/>
      <text:p text:style-name="Standard"/>
      <text:p text:style-name="Standard"/>
      <text:p text:style-name="Standard"><text:span text:style-name="T18">_______________________</text:span> <text:span text:style-name="T4">$</text:span><text:span text:style-name="T5">chairman_snp</text:span><text:span text:style-name="T4">$</text:span></text:p>
      <text:p text:style-name="P11"><text:s text:c="18"/>(подпись, м.п.)</text:p>
      <text:p text:style-name="Standard"/>
      <text:p text:style-name="Standard"/>
      <text:p text:style-name="P5">Наниматель:</text:p>
      <table:table table:name="nanim" table:style-name="nanim">
        <table:table-column table:style-name="nanim.A"/>
        <table:table-column table:style-name="nanim.B"/>
        <table:table-column table:style-name="nanim.C"/>
        <table:table-row>
          <table:table-cell table:style-name="nanim.A1" office:value-type="string">
            <text:p text:style-name="P13">ФИО</text:p>
          </table:table-cell>
          <table:table-cell table:style-name="nanim.A1" office:value-type="string">
            <text:p text:style-name="P13">Паспортные данные</text:p>
          </table:table-cell>
          <table:table-cell table:style-name="nanim.C1" office:value-type="string">
            <text:p text:style-name="P13">Подпись</text:p>
          </table:table-cell>
        </table:table-row>
        <table:table-row>
          <table:table-cell table:style-name="nanim.A2" office:value-type="string">
            <text:p text:style-name="P17">$tenant_snp$</text:p>
          </table:table-cell>
          <table:table-cell table:style-name="nanim.A2" office:value-type="string">
            <text:p text:style-name="P17">$tenant_document$</text:p>
          </table:table-cell>
          <table:table-cell table:style-name="nanim.C2" office:value-type="string">
            <text:p text:style-name="P13"/>
          </table:table-cell>
        </table:table-row>
      </table:table>
      <text:p text:style-name="P25"><text:span text:style-name="T19">$guardian$</text:span></text:p>
      <text:p text:style-name="P1"/>
      <text:p text:style-name="P1"/>
      <text:p text:style-name="P1"/>
      <text:p text:style-name="P4">Согласовано:</text:p>
      <text:p text:style-name="P23">Юридический отдел</text:p>
      <text:p text:style-name="P4">« <text:s text:c="6"/>» _______________ 20___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4:05:57.62</meta:creation-date>
    <meta:editing-duration>PT19M58S</meta:editing-duration>
    <meta:editing-cycles>3</meta:editing-cycles>
    <meta:generator>OpenOffice.org/3.4.1$Win32 OpenOffice.org_project/341m1$Build-9593</meta:generator>
    <dc:date>2014-11-05T14:27:11</dc:date>
    <meta:document-statistic meta:table-count="1" meta:image-count="0" meta:object-count="0" meta:page-count="1" meta:paragraph-count="25" meta:word-count="109" meta:character-count="945"/>
  </office:meta>
</office:document-meta>
</file>